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5a54b" officeooo:paragraph-rsid="0015a54b"/>
    </style:style>
    <style:style style:name="P2" style:family="paragraph" style:parent-style-name="Standard">
      <style:text-properties officeooo:rsid="001933c6" officeooo:paragraph-rsid="001933c6"/>
    </style:style>
    <style:style style:name="P3" style:family="paragraph" style:parent-style-name="Standard">
      <style:text-properties officeooo:rsid="0016abd1" officeooo:paragraph-rsid="0015a54b"/>
    </style:style>
    <style:style style:name="P4" style:family="paragraph" style:parent-style-name="Standard">
      <style:text-properties officeooo:rsid="001cccc2" officeooo:paragraph-rsid="001cccc2"/>
    </style:style>
    <style:style style:name="P5" style:family="paragraph" style:parent-style-name="Standard">
      <style:text-properties officeooo:rsid="001e98e3" officeooo:paragraph-rsid="001e98e3"/>
    </style:style>
    <style:style style:name="P6" style:family="paragraph" style:parent-style-name="Standard">
      <style:text-properties officeooo:rsid="001e98e3" officeooo:paragraph-rsid="0026f6ba"/>
    </style:style>
    <style:style style:name="P7" style:family="paragraph" style:parent-style-name="Standard">
      <style:text-properties officeooo:rsid="0020536d" officeooo:paragraph-rsid="0020536d"/>
    </style:style>
    <style:style style:name="P8" style:family="paragraph" style:parent-style-name="Standard">
      <style:text-properties officeooo:rsid="0020536d" officeooo:paragraph-rsid="001e98e3"/>
    </style:style>
    <style:style style:name="P9" style:family="paragraph" style:parent-style-name="Standard">
      <style:text-properties officeooo:rsid="00237bc1" officeooo:paragraph-rsid="00237bc1"/>
    </style:style>
    <style:style style:name="P10" style:family="paragraph" style:parent-style-name="Standard">
      <style:text-properties officeooo:rsid="00237bc1" officeooo:paragraph-rsid="00278b0a"/>
    </style:style>
    <style:style style:name="P11" style:family="paragraph" style:parent-style-name="Standard">
      <style:text-properties officeooo:rsid="00278b0a" officeooo:paragraph-rsid="00278b0a"/>
    </style:style>
    <style:style style:name="P12" style:family="paragraph" style:parent-style-name="Standard">
      <style:text-properties officeooo:rsid="00293da6" officeooo:paragraph-rsid="00293da6"/>
    </style:style>
    <style:style style:name="P13" style:family="paragraph" style:parent-style-name="Standard">
      <style:text-properties officeooo:rsid="001b8a47" officeooo:paragraph-rsid="0015a54b"/>
    </style:style>
    <style:style style:name="P14" style:family="paragraph" style:parent-style-name="Standard">
      <style:text-properties officeooo:rsid="002bd55c" officeooo:paragraph-rsid="002bd55c"/>
    </style:style>
    <style:style style:name="P15" style:family="paragraph" style:parent-style-name="Standard">
      <style:text-properties officeooo:rsid="002f675f" officeooo:paragraph-rsid="002f675f"/>
    </style:style>
    <style:style style:name="P16" style:family="paragraph" style:parent-style-name="Standard">
      <style:text-properties officeooo:rsid="0031ad42" officeooo:paragraph-rsid="0031ad42"/>
    </style:style>
    <style:style style:name="P17" style:family="paragraph" style:parent-style-name="Standard">
      <style:text-properties officeooo:rsid="0033a57e" officeooo:paragraph-rsid="0033a57e"/>
    </style:style>
    <style:style style:name="P18" style:family="paragraph" style:parent-style-name="Standard">
      <style:text-properties officeooo:rsid="00369ee5" officeooo:paragraph-rsid="00369ee5"/>
    </style:style>
    <style:style style:name="P19" style:family="paragraph" style:parent-style-name="Standard">
      <style:text-properties officeooo:rsid="0037352d" officeooo:paragraph-rsid="0037352d"/>
    </style:style>
    <style:style style:name="P20" style:family="paragraph" style:parent-style-name="Standard">
      <style:text-properties officeooo:rsid="003a9ec5" officeooo:paragraph-rsid="003b92d0"/>
    </style:style>
    <style:style style:name="P21" style:family="paragraph" style:parent-style-name="Standard">
      <style:text-properties officeooo:rsid="003a9ec5" officeooo:paragraph-rsid="003a9ec5"/>
    </style:style>
    <style:style style:name="P22" style:family="paragraph" style:parent-style-name="Standard">
      <style:text-properties officeooo:rsid="003b92d0" officeooo:paragraph-rsid="003b92d0"/>
    </style:style>
    <style:style style:name="P23" style:family="paragraph" style:parent-style-name="Standard">
      <style:text-properties officeooo:rsid="003d3cb1" officeooo:paragraph-rsid="003d3cb1"/>
    </style:style>
    <style:style style:name="P24" style:family="paragraph" style:parent-style-name="Standard">
      <style:text-properties officeooo:rsid="003d58ef" officeooo:paragraph-rsid="003d58ef"/>
    </style:style>
    <style:style style:name="P25" style:family="paragraph" style:parent-style-name="Standard">
      <style:text-properties officeooo:rsid="003d810d" officeooo:paragraph-rsid="003d810d"/>
    </style:style>
    <style:style style:name="P26" style:family="paragraph" style:parent-style-name="Standard">
      <style:text-properties officeooo:rsid="003e4f49" officeooo:paragraph-rsid="003e4f49"/>
    </style:style>
    <style:style style:name="P27" style:family="paragraph" style:parent-style-name="Standard">
      <style:text-properties officeooo:rsid="003fdd8e" officeooo:paragraph-rsid="003fdd8e"/>
    </style:style>
    <style:style style:name="P28" style:family="paragraph" style:parent-style-name="Standard">
      <style:text-properties officeooo:rsid="00421cbb" officeooo:paragraph-rsid="00421cbb"/>
    </style:style>
    <style:style style:name="P29" style:family="paragraph" style:parent-style-name="Standard">
      <style:text-properties officeooo:rsid="0042b657" officeooo:paragraph-rsid="0042b657"/>
    </style:style>
    <style:style style:name="P30" style:family="paragraph" style:parent-style-name="Standard">
      <style:text-properties officeooo:rsid="0043ffec" officeooo:paragraph-rsid="0043ffec"/>
    </style:style>
    <style:style style:name="P31" style:family="paragraph" style:parent-style-name="Standard">
      <style:text-properties officeooo:rsid="0044e8c4" officeooo:paragraph-rsid="0044e8c4"/>
    </style:style>
    <style:style style:name="P32" style:family="paragraph" style:parent-style-name="Standard">
      <style:text-properties officeooo:rsid="0047df7e" officeooo:paragraph-rsid="0047df7e"/>
    </style:style>
    <style:style style:name="P33" style:family="paragraph" style:parent-style-name="Standard">
      <style:text-properties officeooo:rsid="004a0df4" officeooo:paragraph-rsid="004a0df4"/>
    </style:style>
    <style:style style:name="P34" style:family="paragraph" style:parent-style-name="Standard">
      <style:text-properties officeooo:rsid="004b148c" officeooo:paragraph-rsid="004b148c"/>
    </style:style>
    <style:style style:name="P35" style:family="paragraph" style:parent-style-name="Standard">
      <style:text-properties officeooo:rsid="004c18c1" officeooo:paragraph-rsid="004c18c1"/>
    </style:style>
    <style:style style:name="P36" style:family="paragraph" style:parent-style-name="Standard">
      <style:text-properties officeooo:rsid="004f40c1" officeooo:paragraph-rsid="004f40c1"/>
    </style:style>
    <style:style style:name="P37" style:family="paragraph" style:parent-style-name="Standard">
      <style:text-properties officeooo:rsid="0052969f" officeooo:paragraph-rsid="0052969f"/>
    </style:style>
    <style:style style:name="P38" style:family="paragraph" style:parent-style-name="Standard">
      <style:text-properties officeooo:rsid="0053c200" officeooo:paragraph-rsid="0053c200"/>
    </style:style>
    <style:style style:name="P39" style:family="paragraph" style:parent-style-name="Standard">
      <style:text-properties officeooo:rsid="0054e2b3" officeooo:paragraph-rsid="0054e2b3"/>
    </style:style>
    <style:style style:name="P40" style:family="paragraph" style:parent-style-name="Standard">
      <style:text-properties officeooo:rsid="00563293" officeooo:paragraph-rsid="00563293"/>
    </style:style>
    <style:style style:name="P41" style:family="paragraph" style:parent-style-name="Standard">
      <style:text-properties officeooo:rsid="00595c61" officeooo:paragraph-rsid="00595c61"/>
    </style:style>
    <style:style style:name="P42" style:family="paragraph" style:parent-style-name="Standard">
      <style:text-properties officeooo:rsid="00595c61" officeooo:paragraph-rsid="005cda8c"/>
    </style:style>
    <style:style style:name="P43" style:family="paragraph" style:parent-style-name="Standard">
      <style:text-properties officeooo:rsid="005c4943" officeooo:paragraph-rsid="005c4943"/>
    </style:style>
    <style:style style:name="P44" style:family="paragraph" style:parent-style-name="Standard">
      <style:text-properties officeooo:rsid="005ed94c" officeooo:paragraph-rsid="005ed94c"/>
    </style:style>
    <style:style style:name="P45" style:family="paragraph" style:parent-style-name="Standard">
      <style:text-properties officeooo:rsid="0060c858" officeooo:paragraph-rsid="0060c858"/>
    </style:style>
    <style:style style:name="P46" style:family="paragraph" style:parent-style-name="Standard">
      <style:text-properties officeooo:rsid="00621e91" officeooo:paragraph-rsid="00621e91"/>
    </style:style>
    <style:style style:name="P47" style:family="paragraph" style:parent-style-name="Standard">
      <style:text-properties officeooo:rsid="0063f7d6" officeooo:paragraph-rsid="00621e91"/>
    </style:style>
    <style:style style:name="P48" style:family="paragraph" style:parent-style-name="Standard">
      <style:text-properties officeooo:rsid="00670638" officeooo:paragraph-rsid="00670638"/>
    </style:style>
    <style:style style:name="P49" style:family="paragraph" style:parent-style-name="Standard">
      <style:text-properties officeooo:rsid="00693979" officeooo:paragraph-rsid="00693979"/>
    </style:style>
    <style:style style:name="P50" style:family="paragraph" style:parent-style-name="Standard">
      <style:text-properties officeooo:rsid="0069f922" officeooo:paragraph-rsid="0069f922"/>
    </style:style>
    <style:style style:name="P51" style:family="paragraph" style:parent-style-name="Standard">
      <style:text-properties officeooo:rsid="0069f922" officeooo:paragraph-rsid="006df66f"/>
    </style:style>
    <style:style style:name="P52" style:family="paragraph" style:parent-style-name="Standard">
      <style:text-properties officeooo:rsid="006df66f" officeooo:paragraph-rsid="006df66f"/>
    </style:style>
    <style:style style:name="P53" style:family="paragraph" style:parent-style-name="Standard">
      <style:text-properties officeooo:rsid="0070c952" officeooo:paragraph-rsid="0070c952"/>
    </style:style>
    <style:style style:name="P54" style:family="paragraph" style:parent-style-name="Standard">
      <style:text-properties officeooo:rsid="00729453" officeooo:paragraph-rsid="00729453"/>
    </style:style>
    <style:style style:name="P55" style:family="paragraph" style:parent-style-name="Standard">
      <style:text-properties officeooo:rsid="0074fdf7" officeooo:paragraph-rsid="0074fdf7"/>
    </style:style>
    <style:style style:name="P56" style:family="paragraph" style:parent-style-name="Standard">
      <style:text-properties officeooo:rsid="00755697" officeooo:paragraph-rsid="00755697"/>
    </style:style>
    <style:style style:name="P57" style:family="paragraph" style:parent-style-name="Standard">
      <style:text-properties officeooo:rsid="00766c74" officeooo:paragraph-rsid="00766c74"/>
    </style:style>
    <style:style style:name="P58" style:family="paragraph" style:parent-style-name="Standard">
      <style:text-properties officeooo:rsid="00784fa8" officeooo:paragraph-rsid="00784fa8"/>
    </style:style>
    <style:style style:name="P59" style:family="paragraph" style:parent-style-name="Standard">
      <style:text-properties officeooo:rsid="00794b17" officeooo:paragraph-rsid="00794b17"/>
    </style:style>
    <style:style style:name="P60" style:family="paragraph" style:parent-style-name="Standard">
      <style:text-properties officeooo:rsid="007eb28e" officeooo:paragraph-rsid="007eb28e"/>
    </style:style>
    <style:style style:name="P61" style:family="paragraph" style:parent-style-name="Standard">
      <style:text-properties officeooo:rsid="007eb28e" officeooo:paragraph-rsid="00abb488"/>
    </style:style>
    <style:style style:name="P62" style:family="paragraph" style:parent-style-name="Standard">
      <style:text-properties officeooo:rsid="007f5da4" officeooo:paragraph-rsid="007f5da4"/>
    </style:style>
    <style:style style:name="P63" style:family="paragraph" style:parent-style-name="Standard">
      <style:text-properties officeooo:rsid="0080266d" officeooo:paragraph-rsid="0080266d"/>
    </style:style>
    <style:style style:name="P64" style:family="paragraph" style:parent-style-name="Standard">
      <style:text-properties officeooo:rsid="00831204" officeooo:paragraph-rsid="00831204"/>
    </style:style>
    <style:style style:name="P65" style:family="paragraph" style:parent-style-name="Standard">
      <style:text-properties officeooo:rsid="008327a0" officeooo:paragraph-rsid="008327a0"/>
    </style:style>
    <style:style style:name="P66" style:family="paragraph" style:parent-style-name="Standard">
      <style:text-properties officeooo:rsid="00836761" officeooo:paragraph-rsid="00836761"/>
    </style:style>
    <style:style style:name="P67" style:family="paragraph" style:parent-style-name="Standard">
      <style:text-properties officeooo:rsid="008500c3" officeooo:paragraph-rsid="008500c3"/>
    </style:style>
    <style:style style:name="P68" style:family="paragraph" style:parent-style-name="Standard">
      <style:text-properties officeooo:rsid="008500c3" officeooo:paragraph-rsid="00fe5537"/>
    </style:style>
    <style:style style:name="P69" style:family="paragraph" style:parent-style-name="Standard">
      <style:text-properties officeooo:rsid="00869c56" officeooo:paragraph-rsid="00869c56"/>
    </style:style>
    <style:style style:name="P70" style:family="paragraph" style:parent-style-name="Standard">
      <style:text-properties officeooo:rsid="00884810" officeooo:paragraph-rsid="00884810"/>
    </style:style>
    <style:style style:name="P71" style:family="paragraph" style:parent-style-name="Standard">
      <style:text-properties officeooo:rsid="008f02b7" officeooo:paragraph-rsid="008f02b7"/>
    </style:style>
    <style:style style:name="P72" style:family="paragraph" style:parent-style-name="Standard">
      <style:text-properties officeooo:rsid="008fba8c" officeooo:paragraph-rsid="008fba8c"/>
    </style:style>
    <style:style style:name="P73" style:family="paragraph" style:parent-style-name="Standard">
      <style:text-properties officeooo:rsid="0092a830" officeooo:paragraph-rsid="0092a830"/>
    </style:style>
    <style:style style:name="P74" style:family="paragraph" style:parent-style-name="Standard">
      <style:text-properties officeooo:rsid="009458e9" officeooo:paragraph-rsid="009458e9"/>
    </style:style>
    <style:style style:name="P75" style:family="paragraph" style:parent-style-name="Standard">
      <style:text-properties officeooo:rsid="00973270" officeooo:paragraph-rsid="00973270"/>
    </style:style>
    <style:style style:name="P76" style:family="paragraph" style:parent-style-name="Standard">
      <style:text-properties officeooo:rsid="0098115b" officeooo:paragraph-rsid="0098115b"/>
    </style:style>
    <style:style style:name="P77" style:family="paragraph" style:parent-style-name="Standard">
      <style:text-properties officeooo:rsid="00982235" officeooo:paragraph-rsid="00982235"/>
    </style:style>
    <style:style style:name="P78" style:family="paragraph" style:parent-style-name="Standard">
      <style:text-properties officeooo:rsid="00953ee3" officeooo:paragraph-rsid="00953ee3"/>
    </style:style>
    <style:style style:name="P79" style:family="paragraph" style:parent-style-name="Standard">
      <style:text-properties officeooo:rsid="009b63af" officeooo:paragraph-rsid="009b63af"/>
    </style:style>
    <style:style style:name="P80" style:family="paragraph" style:parent-style-name="Standard">
      <style:text-properties officeooo:rsid="009bbf11" officeooo:paragraph-rsid="009bbf11"/>
    </style:style>
    <style:style style:name="P81" style:family="paragraph" style:parent-style-name="Standard">
      <style:text-properties officeooo:rsid="009d8ead" officeooo:paragraph-rsid="009d8ead"/>
    </style:style>
    <style:style style:name="P82" style:family="paragraph" style:parent-style-name="Standard">
      <style:text-properties officeooo:rsid="00a05d0e" officeooo:paragraph-rsid="00a05d0e"/>
    </style:style>
    <style:style style:name="P83" style:family="paragraph" style:parent-style-name="Standard">
      <style:text-properties officeooo:rsid="00a05ebb" officeooo:paragraph-rsid="00a05ebb"/>
    </style:style>
    <style:style style:name="P84" style:family="paragraph" style:parent-style-name="Standard">
      <style:text-properties officeooo:rsid="00a1eb21" officeooo:paragraph-rsid="00a1eb21"/>
    </style:style>
    <style:style style:name="P85" style:family="paragraph" style:parent-style-name="Standard">
      <style:text-properties officeooo:rsid="00a4cb97" officeooo:paragraph-rsid="00a4cb97"/>
    </style:style>
    <style:style style:name="P86" style:family="paragraph" style:parent-style-name="Standard">
      <style:text-properties officeooo:rsid="00a5bd22" officeooo:paragraph-rsid="00a5bd22"/>
    </style:style>
    <style:style style:name="P87" style:family="paragraph" style:parent-style-name="Standard">
      <style:text-properties officeooo:rsid="00a64639" officeooo:paragraph-rsid="00a64639"/>
    </style:style>
    <style:style style:name="P88" style:family="paragraph" style:parent-style-name="Standard">
      <style:text-properties officeooo:rsid="00a7fbf8" officeooo:paragraph-rsid="00a7fbf8"/>
    </style:style>
    <style:style style:name="P89" style:family="paragraph" style:parent-style-name="Standard">
      <style:text-properties officeooo:rsid="00a84feb" officeooo:paragraph-rsid="00a84feb"/>
    </style:style>
    <style:style style:name="P90" style:family="paragraph" style:parent-style-name="Standard">
      <style:text-properties officeooo:rsid="00a9cac9" officeooo:paragraph-rsid="00a9cac9"/>
    </style:style>
    <style:style style:name="P91" style:family="paragraph" style:parent-style-name="Standard">
      <style:text-properties officeooo:rsid="00abb488" officeooo:paragraph-rsid="00abb488"/>
    </style:style>
    <style:style style:name="P92" style:family="paragraph" style:parent-style-name="Standard">
      <style:text-properties officeooo:rsid="00b016f7" officeooo:paragraph-rsid="00b016f7"/>
    </style:style>
    <style:style style:name="P93" style:family="paragraph" style:parent-style-name="Standard">
      <style:text-properties officeooo:rsid="00b295ad" officeooo:paragraph-rsid="00b295ad"/>
    </style:style>
    <style:style style:name="P94" style:family="paragraph" style:parent-style-name="Standard">
      <style:text-properties officeooo:rsid="00b295ad" officeooo:paragraph-rsid="00b5a1fc"/>
    </style:style>
    <style:style style:name="P95" style:family="paragraph" style:parent-style-name="Standard">
      <style:text-properties officeooo:rsid="00b80fc4" officeooo:paragraph-rsid="00b80fc4"/>
    </style:style>
    <style:style style:name="P96" style:family="paragraph" style:parent-style-name="Standard">
      <style:text-properties officeooo:rsid="00b5a1fc" officeooo:paragraph-rsid="00b5a1fc"/>
    </style:style>
    <style:style style:name="P97" style:family="paragraph" style:parent-style-name="Standard">
      <style:text-properties officeooo:rsid="00bcc111" officeooo:paragraph-rsid="00bcc111"/>
    </style:style>
    <style:style style:name="P98" style:family="paragraph" style:parent-style-name="Standard">
      <style:text-properties officeooo:rsid="009a3229" officeooo:paragraph-rsid="009a3229"/>
    </style:style>
    <style:style style:name="P99" style:family="paragraph" style:parent-style-name="Standard">
      <style:text-properties officeooo:rsid="00bf2e85" officeooo:paragraph-rsid="00bf2e85"/>
    </style:style>
    <style:style style:name="P100" style:family="paragraph" style:parent-style-name="Standard">
      <style:text-properties officeooo:rsid="00c3e609" officeooo:paragraph-rsid="00c3e609"/>
    </style:style>
    <style:style style:name="P101" style:family="paragraph" style:parent-style-name="Standard">
      <style:text-properties officeooo:rsid="00cb404a" officeooo:paragraph-rsid="00cb404a"/>
    </style:style>
    <style:style style:name="P102" style:family="paragraph" style:parent-style-name="Standard">
      <style:text-properties officeooo:rsid="00cb9dfb" officeooo:paragraph-rsid="00cb9dfb"/>
    </style:style>
    <style:style style:name="P103" style:family="paragraph" style:parent-style-name="Standard">
      <style:text-properties officeooo:rsid="00cbc683" officeooo:paragraph-rsid="00cbc683"/>
    </style:style>
    <style:style style:name="P104" style:family="paragraph" style:parent-style-name="Standard">
      <style:text-properties officeooo:rsid="00ce2107" officeooo:paragraph-rsid="00ce2107"/>
    </style:style>
    <style:style style:name="P105" style:family="paragraph" style:parent-style-name="Standard">
      <style:text-properties officeooo:rsid="00cef444" officeooo:paragraph-rsid="00cef444"/>
    </style:style>
    <style:style style:name="P106" style:family="paragraph" style:parent-style-name="Standard">
      <style:text-properties officeooo:rsid="00cfe67d" officeooo:paragraph-rsid="00d394fb"/>
    </style:style>
    <style:style style:name="P107" style:family="paragraph" style:parent-style-name="Standard">
      <style:text-properties officeooo:rsid="00d572df" officeooo:paragraph-rsid="00d572df"/>
    </style:style>
    <style:style style:name="P108" style:family="paragraph" style:parent-style-name="Standard">
      <style:text-properties officeooo:rsid="00d895bf" officeooo:paragraph-rsid="00d895bf"/>
    </style:style>
    <style:style style:name="P109" style:family="paragraph" style:parent-style-name="Standard">
      <style:text-properties officeooo:rsid="00d7e320" officeooo:paragraph-rsid="00d7e320"/>
    </style:style>
    <style:style style:name="P110" style:family="paragraph" style:parent-style-name="Standard">
      <style:text-properties officeooo:rsid="00db6b46" officeooo:paragraph-rsid="00db6b46"/>
    </style:style>
    <style:style style:name="P111" style:family="paragraph" style:parent-style-name="Standard">
      <style:text-properties officeooo:rsid="00d1c161" officeooo:paragraph-rsid="00d1c161"/>
    </style:style>
    <style:style style:name="P112" style:family="paragraph" style:parent-style-name="Standard">
      <style:text-properties officeooo:rsid="00df21f0" officeooo:paragraph-rsid="00e15330"/>
    </style:style>
    <style:style style:name="P113" style:family="paragraph" style:parent-style-name="Standard">
      <style:text-properties officeooo:rsid="00ca0ef9" officeooo:paragraph-rsid="00e15330"/>
    </style:style>
    <style:style style:name="P114" style:family="paragraph" style:parent-style-name="Standard">
      <style:text-properties officeooo:rsid="00e15330" officeooo:paragraph-rsid="00e15330"/>
    </style:style>
    <style:style style:name="P115" style:family="paragraph" style:parent-style-name="Standard">
      <style:text-properties officeooo:rsid="00e2d565" officeooo:paragraph-rsid="00e2d565"/>
    </style:style>
    <style:style style:name="P116" style:family="paragraph" style:parent-style-name="Standard">
      <style:text-properties officeooo:rsid="00e37b4f" officeooo:paragraph-rsid="00e37b4f"/>
    </style:style>
    <style:style style:name="P117" style:family="paragraph" style:parent-style-name="Standard">
      <style:text-properties officeooo:rsid="00e80d0a" officeooo:paragraph-rsid="00e80d0a"/>
    </style:style>
    <style:style style:name="P118" style:family="paragraph" style:parent-style-name="Standard">
      <style:text-properties officeooo:rsid="00e8a469" officeooo:paragraph-rsid="00e8a469"/>
    </style:style>
    <style:style style:name="P119" style:family="paragraph" style:parent-style-name="Standard">
      <style:text-properties officeooo:rsid="00e6ce40" officeooo:paragraph-rsid="00e6ce40"/>
    </style:style>
    <style:style style:name="P120" style:family="paragraph" style:parent-style-name="Standard">
      <style:text-properties officeooo:rsid="00f05447" officeooo:paragraph-rsid="00f05447"/>
    </style:style>
    <style:style style:name="P121" style:family="paragraph" style:parent-style-name="Standard">
      <style:text-properties officeooo:rsid="00f4d738" officeooo:paragraph-rsid="00f4d738"/>
    </style:style>
    <style:style style:name="P122" style:family="paragraph" style:parent-style-name="Standard">
      <style:text-properties officeooo:paragraph-rsid="00f4d738"/>
    </style:style>
    <style:style style:name="P123" style:family="paragraph" style:parent-style-name="Standard">
      <style:text-properties officeooo:paragraph-rsid="00e80d0a"/>
    </style:style>
    <style:style style:name="P124" style:family="paragraph" style:parent-style-name="Standard">
      <style:text-properties officeooo:rsid="00fe5537" officeooo:paragraph-rsid="00fe5537"/>
    </style:style>
    <style:style style:name="P125" style:family="paragraph" style:parent-style-name="Standard">
      <style:text-properties officeooo:rsid="00fe5537" officeooo:paragraph-rsid="01013432"/>
    </style:style>
    <style:style style:name="P126" style:family="paragraph" style:parent-style-name="Standard">
      <style:text-properties officeooo:rsid="0103cebc" officeooo:paragraph-rsid="0103cebc"/>
    </style:style>
    <style:style style:name="P127" style:family="paragraph" style:parent-style-name="Standard">
      <style:text-properties officeooo:rsid="0103cebc" officeooo:paragraph-rsid="01057c25"/>
    </style:style>
    <style:style style:name="P128" style:family="paragraph" style:parent-style-name="Standard">
      <style:text-properties officeooo:rsid="0106f87c" officeooo:paragraph-rsid="0106f87c"/>
    </style:style>
    <style:style style:name="P129" style:family="paragraph" style:parent-style-name="Standard">
      <style:text-properties officeooo:rsid="010872aa" officeooo:paragraph-rsid="010872aa"/>
    </style:style>
    <style:style style:name="P130" style:family="paragraph" style:parent-style-name="Standard">
      <style:text-properties officeooo:rsid="0109be3a" officeooo:paragraph-rsid="0109be3a"/>
    </style:style>
    <style:style style:name="P131" style:family="paragraph" style:parent-style-name="Standard">
      <style:text-properties officeooo:rsid="010a7740" officeooo:paragraph-rsid="010a7740"/>
    </style:style>
    <style:style style:name="P132" style:family="paragraph" style:parent-style-name="Standard">
      <style:text-properties officeooo:rsid="010b047f" officeooo:paragraph-rsid="010b047f"/>
    </style:style>
    <style:style style:name="P133" style:family="paragraph" style:parent-style-name="Standard">
      <style:text-properties officeooo:rsid="010c8440" officeooo:paragraph-rsid="010c8440"/>
    </style:style>
    <style:style style:name="P134" style:family="paragraph" style:parent-style-name="Standard">
      <style:text-properties officeooo:rsid="0111e2a1" officeooo:paragraph-rsid="0111e2a1"/>
    </style:style>
    <style:style style:name="P135" style:family="paragraph" style:parent-style-name="Standard">
      <style:text-properties officeooo:rsid="0112ddd3" officeooo:paragraph-rsid="0112ddd3"/>
    </style:style>
    <style:style style:name="P136" style:family="paragraph" style:parent-style-name="Standard">
      <style:text-properties officeooo:rsid="0112ddd3" officeooo:paragraph-rsid="01133e86"/>
    </style:style>
    <style:style style:name="P137" style:family="paragraph" style:parent-style-name="Standard">
      <style:text-properties officeooo:rsid="011492b1" officeooo:paragraph-rsid="011492b1"/>
    </style:style>
    <style:style style:name="P138" style:family="paragraph" style:parent-style-name="Standard">
      <style:text-properties officeooo:rsid="0114ae72" officeooo:paragraph-rsid="0114ae72"/>
    </style:style>
    <style:style style:name="P139" style:family="paragraph" style:parent-style-name="Standard">
      <style:text-properties officeooo:rsid="0114e3c0" officeooo:paragraph-rsid="0114e3c0"/>
    </style:style>
    <style:style style:name="P140" style:family="paragraph" style:parent-style-name="Standard">
      <style:text-properties officeooo:rsid="01151e2b" officeooo:paragraph-rsid="01151e2b"/>
    </style:style>
    <style:style style:name="P141" style:family="paragraph" style:parent-style-name="Standard">
      <style:text-properties officeooo:rsid="011521b8" officeooo:paragraph-rsid="011521b8"/>
    </style:style>
    <style:style style:name="P142" style:family="paragraph" style:parent-style-name="Standard">
      <style:text-properties officeooo:rsid="01153012" officeooo:paragraph-rsid="01153012"/>
    </style:style>
    <style:style style:name="P143" style:family="paragraph" style:parent-style-name="Standard">
      <style:text-properties officeooo:rsid="012576fc" officeooo:paragraph-rsid="012576fc"/>
    </style:style>
    <style:style style:name="P144" style:family="paragraph" style:parent-style-name="Text_20_body">
      <style:text-properties officeooo:rsid="00f4d738" officeooo:paragraph-rsid="00f4d738"/>
    </style:style>
    <style:style style:name="P145" style:family="paragraph" style:parent-style-name="Text_20_body">
      <style:text-properties officeooo:rsid="00f80735" officeooo:paragraph-rsid="00f80735"/>
    </style:style>
    <style:style style:name="P146" style:family="paragraph" style:parent-style-name="Text_20_body">
      <style:text-properties officeooo:rsid="00f85869" officeooo:paragraph-rsid="00f85869"/>
    </style:style>
    <style:style style:name="P147" style:family="paragraph" style:parent-style-name="Text_20_body">
      <style:text-properties officeooo:rsid="00fabfcb" officeooo:paragraph-rsid="00fabfcb"/>
    </style:style>
    <style:style style:name="P148" style:family="paragraph" style:parent-style-name="Text_20_body">
      <style:text-properties officeooo:rsid="00ffba28" officeooo:paragraph-rsid="00ffba28"/>
    </style:style>
    <style:style style:name="P149" style:family="paragraph" style:parent-style-name="Text_20_body">
      <style:text-properties officeooo:rsid="010212ed" officeooo:paragraph-rsid="010212ed"/>
    </style:style>
    <style:style style:name="P150" style:family="paragraph" style:parent-style-name="Text_20_body">
      <style:text-properties officeooo:rsid="01133e86" officeooo:paragraph-rsid="01133e86"/>
    </style:style>
    <style:style style:name="P151" style:family="paragraph" style:parent-style-name="Text_20_body">
      <style:text-properties officeooo:rsid="011a4037" officeooo:paragraph-rsid="011a4037"/>
    </style:style>
    <style:style style:name="P152" style:family="paragraph" style:parent-style-name="Text_20_body">
      <style:text-properties officeooo:rsid="0122ffb0" officeooo:paragraph-rsid="0122ffb0"/>
    </style:style>
    <style:style style:name="P153" style:family="paragraph" style:parent-style-name="Heading_20_1">
      <style:text-properties officeooo:rsid="00cb9dfb" officeooo:paragraph-rsid="00f63cf1"/>
    </style:style>
    <style:style style:name="P154" style:family="paragraph" style:parent-style-name="Heading_20_1">
      <style:text-properties fo:font-size="12pt" officeooo:rsid="00f614e3" officeooo:paragraph-rsid="00f63cf1" style:font-size-asian="12pt" style:font-size-complex="12pt"/>
    </style:style>
    <style:style style:name="P155" style:family="paragraph" style:parent-style-name="Standard" style:list-style-name="L1">
      <style:text-properties officeooo:rsid="0047df7e" officeooo:paragraph-rsid="0047df7e"/>
    </style:style>
    <style:style style:name="P156" style:family="paragraph" style:parent-style-name="Standard">
      <style:text-properties style:text-line-through-style="solid" style:text-line-through-type="single" officeooo:rsid="012576fc" officeooo:paragraph-rsid="012576fc"/>
    </style:style>
    <style:style style:name="P157" style:family="paragraph" style:parent-style-name="Standard">
      <style:text-properties style:text-line-through-style="solid" style:text-line-through-type="single" officeooo:rsid="012c4f92" officeooo:paragraph-rsid="012c4f92"/>
    </style:style>
    <style:style style:name="P158" style:family="paragraph" style:parent-style-name="Standard">
      <style:paragraph-properties fo:break-before="page"/>
      <style:text-properties style:text-line-through-style="solid" style:text-line-through-type="single" officeooo:rsid="012576fc" officeooo:paragraph-rsid="012576fc"/>
    </style:style>
    <style:style style:name="P159" style:family="paragraph" style:parent-style-name="Text_20_body" style:list-style-name="L2">
      <style:text-properties officeooo:rsid="011a4037" officeooo:paragraph-rsid="011a4037"/>
    </style:style>
    <style:style style:name="P160" style:family="paragraph" style:parent-style-name="Text_20_body" style:list-style-name="L2">
      <style:text-properties officeooo:rsid="011a4037" officeooo:paragraph-rsid="011b3b5c"/>
    </style:style>
    <style:style style:name="P161" style:family="paragraph" style:parent-style-name="Text_20_body" style:list-style-name="L2">
      <style:text-properties officeooo:rsid="011b3b5c" officeooo:paragraph-rsid="011b3b5c"/>
    </style:style>
    <style:style style:name="P162" style:family="paragraph" style:parent-style-name="Text_20_body" style:list-style-name="L2">
      <style:text-properties officeooo:rsid="011be4e7" officeooo:paragraph-rsid="011be4e7"/>
    </style:style>
    <style:style style:name="P163" style:family="paragraph" style:parent-style-name="Text_20_body" style:list-style-name="L2">
      <style:text-properties officeooo:rsid="011c5bda" officeooo:paragraph-rsid="011c5bda"/>
    </style:style>
    <style:style style:name="P164" style:family="paragraph" style:parent-style-name="Text_20_body" style:list-style-name="L2">
      <style:text-properties officeooo:rsid="011e17d4" officeooo:paragraph-rsid="011e17d4"/>
    </style:style>
    <style:style style:name="P165" style:family="paragraph" style:parent-style-name="Text_20_body" style:list-style-name="L2">
      <style:text-properties officeooo:rsid="01202fa9" officeooo:paragraph-rsid="01202fa9"/>
    </style:style>
    <style:style style:name="P166" style:family="paragraph" style:parent-style-name="Text_20_body">
      <style:text-properties officeooo:rsid="0122ffb0" officeooo:paragraph-rsid="0122ffb0"/>
    </style:style>
    <style:style style:name="P167" style:family="paragraph" style:parent-style-name="Text_20_body">
      <style:text-properties officeooo:rsid="0130e468" officeooo:paragraph-rsid="0130e468"/>
    </style:style>
    <style:style style:name="P168" style:family="paragraph" style:parent-style-name="Text_20_body" style:list-style-name="L3">
      <style:text-properties officeooo:rsid="0130e468" officeooo:paragraph-rsid="0130e468"/>
    </style:style>
    <style:style style:name="P169" style:family="paragraph" style:parent-style-name="Text_20_body" style:list-style-name="L3">
      <style:text-properties officeooo:rsid="01317db2" officeooo:paragraph-rsid="01317db2"/>
    </style:style>
    <style:style style:name="P170" style:family="paragraph" style:parent-style-name="Text_20_body" style:list-style-name="L3">
      <style:text-properties officeooo:rsid="01334196" officeooo:paragraph-rsid="01334196"/>
    </style:style>
    <style:style style:name="P171" style:family="paragraph" style:parent-style-name="Text_20_body">
      <style:text-properties officeooo:rsid="01334196" officeooo:paragraph-rsid="01334196"/>
    </style:style>
    <style:style style:name="P172" style:family="paragraph" style:parent-style-name="Text_20_body">
      <style:text-properties officeooo:rsid="0134e2a6" officeooo:paragraph-rsid="01368ece"/>
    </style:style>
    <style:style style:name="P173" style:family="paragraph" style:parent-style-name="Text_20_body" style:list-style-name="L4">
      <style:text-properties officeooo:paragraph-rsid="01368ece"/>
    </style:style>
    <style:style style:name="P174" style:family="paragraph" style:parent-style-name="Text_20_body" style:list-style-name="L4">
      <style:text-properties officeooo:rsid="01368ece" officeooo:paragraph-rsid="01368ece"/>
    </style:style>
    <style:style style:name="P175" style:family="paragraph" style:parent-style-name="Text_20_body" style:list-style-name="L4">
      <style:text-properties officeooo:rsid="013975de" officeooo:paragraph-rsid="013975de"/>
    </style:style>
    <style:style style:name="P176" style:family="paragraph" style:parent-style-name="Text_20_body" style:list-style-name="L4">
      <style:text-properties officeooo:rsid="013a8206" officeooo:paragraph-rsid="013a8206"/>
    </style:style>
    <style:style style:name="P177" style:family="paragraph" style:parent-style-name="Text_20_body" style:list-style-name="L4">
      <style:text-properties officeooo:rsid="013b776e" officeooo:paragraph-rsid="013b776e"/>
    </style:style>
    <style:style style:name="T1" style:family="text">
      <style:text-properties officeooo:rsid="001a4359"/>
    </style:style>
    <style:style style:name="T2" style:family="text">
      <style:text-properties style:text-position="super 58%"/>
    </style:style>
    <style:style style:name="T3" style:family="text">
      <style:text-properties officeooo:rsid="001d3d9c"/>
    </style:style>
    <style:style style:name="T4" style:family="text">
      <style:text-properties officeooo:rsid="0020536d"/>
    </style:style>
    <style:style style:name="T5" style:family="text">
      <style:text-properties officeooo:rsid="00239220"/>
    </style:style>
    <style:style style:name="T6" style:family="text">
      <style:text-properties officeooo:rsid="0026f6ba"/>
    </style:style>
    <style:style style:name="T7" style:family="text">
      <style:text-properties officeooo:rsid="002c341b"/>
    </style:style>
    <style:style style:name="T8" style:family="text">
      <style:text-properties officeooo:rsid="00301a1c"/>
    </style:style>
    <style:style style:name="T9" style:family="text">
      <style:text-properties officeooo:rsid="0034fea5"/>
    </style:style>
    <style:style style:name="T10" style:family="text">
      <style:text-properties officeooo:rsid="00385ba4"/>
    </style:style>
    <style:style style:name="T11" style:family="text">
      <style:text-properties officeooo:rsid="003b92d0"/>
    </style:style>
    <style:style style:name="T12" style:family="text">
      <style:text-properties officeooo:rsid="00511375"/>
    </style:style>
    <style:style style:name="T13" style:family="text">
      <style:text-properties officeooo:rsid="005b1f10"/>
    </style:style>
    <style:style style:name="T14" style:family="text">
      <style:text-properties officeooo:rsid="005c4943"/>
    </style:style>
    <style:style style:name="T15" style:family="text">
      <style:text-properties officeooo:rsid="00681637"/>
    </style:style>
    <style:style style:name="T16" style:family="text">
      <style:text-properties officeooo:rsid="006bb17b"/>
    </style:style>
    <style:style style:name="T17" style:family="text">
      <style:text-properties officeooo:rsid="0071528d"/>
    </style:style>
    <style:style style:name="T18" style:family="text">
      <style:text-properties officeooo:rsid="0077b9a9"/>
    </style:style>
    <style:style style:name="T19" style:family="text">
      <style:text-properties officeooo:rsid="007adad3"/>
    </style:style>
    <style:style style:name="T20" style:family="text">
      <style:text-properties officeooo:rsid="007fb953"/>
    </style:style>
    <style:style style:name="T21" style:family="text">
      <style:text-properties officeooo:rsid="008327a0"/>
    </style:style>
    <style:style style:name="T22" style:family="text">
      <style:text-properties officeooo:rsid="0089cc83"/>
    </style:style>
    <style:style style:name="T23" style:family="text">
      <style:text-properties officeooo:rsid="008fc015"/>
    </style:style>
    <style:style style:name="T24" style:family="text">
      <style:text-properties officeooo:rsid="0094c543"/>
    </style:style>
    <style:style style:name="T25" style:family="text">
      <style:text-properties officeooo:rsid="00a7fbf8"/>
    </style:style>
    <style:style style:name="T26" style:family="text">
      <style:text-properties officeooo:rsid="00ad422f"/>
    </style:style>
    <style:style style:name="T27" style:family="text">
      <style:text-properties officeooo:rsid="00b4773d"/>
    </style:style>
    <style:style style:name="T28" style:family="text">
      <style:text-properties officeooo:rsid="00b5a1fc"/>
    </style:style>
    <style:style style:name="T29" style:family="text">
      <style:text-properties officeooo:rsid="00bc033b"/>
    </style:style>
    <style:style style:name="T30" style:family="text">
      <style:text-properties officeooo:rsid="00d1f188"/>
    </style:style>
    <style:style style:name="T31" style:family="text">
      <style:text-properties officeooo:rsid="00d6a1bd"/>
    </style:style>
    <style:style style:name="T32" style:family="text">
      <style:text-properties officeooo:rsid="00da1b8e"/>
    </style:style>
    <style:style style:name="T33" style:family="text">
      <style:text-properties officeooo:rsid="00dd4ea1"/>
    </style:style>
    <style:style style:name="T34" style:family="text">
      <style:text-properties officeooo:rsid="00df6b3a"/>
    </style:style>
    <style:style style:name="T35" style:family="text">
      <style:text-properties officeooo:rsid="00e3e68b"/>
    </style:style>
    <style:style style:name="T36" style:family="text">
      <style:text-properties officeooo:rsid="00e8a469"/>
    </style:style>
    <style:style style:name="T37" style:family="text">
      <style:text-properties officeooo:rsid="00f4d738"/>
    </style:style>
    <style:style style:name="T38" style:family="text">
      <style:text-properties fo:font-size="12pt" style:font-size-asian="12pt" style:font-size-complex="12pt"/>
    </style:style>
    <style:style style:name="T39" style:family="text">
      <style:text-properties fo:font-size="12pt" officeooo:rsid="00f614e3" style:font-size-asian="12pt" style:font-size-complex="12pt"/>
    </style:style>
    <style:style style:name="T40" style:family="text">
      <style:text-properties officeooo:rsid="00fe5537"/>
    </style:style>
    <style:style style:name="T41" style:family="text">
      <style:text-properties officeooo:rsid="01013432"/>
    </style:style>
    <style:style style:name="T42" style:family="text">
      <style:text-properties officeooo:rsid="01057c25"/>
    </style:style>
    <style:style style:name="T43" style:family="text">
      <style:text-properties officeooo:rsid="010ee476"/>
    </style:style>
    <style:style style:name="T44" style:family="text">
      <style:text-properties officeooo:rsid="0111e2a1"/>
    </style:style>
    <style:style style:name="T45" style:family="text">
      <style:text-properties officeooo:rsid="01133e86"/>
    </style:style>
    <style:style style:name="T46" style:family="text">
      <style:text-properties officeooo:rsid="0114e3c0"/>
    </style:style>
    <style:style style:name="T47" style:family="text">
      <style:text-properties officeooo:rsid="01151e2b"/>
    </style:style>
    <style:style style:name="T48" style:family="text">
      <style:text-properties officeooo:rsid="011a5325"/>
    </style:style>
    <style:style style:name="T49" style:family="text">
      <style:text-properties officeooo:rsid="011be4e7"/>
    </style:style>
    <style:style style:name="T50" style:family="text">
      <style:text-properties officeooo:rsid="011caca2"/>
    </style:style>
    <style:style style:name="T51" style:family="text">
      <style:text-properties officeooo:rsid="011ee678"/>
    </style:style>
    <style:style style:name="T52" style:family="text">
      <style:text-properties officeooo:rsid="012a9278"/>
    </style:style>
    <style:style style:name="T53" style:family="text">
      <style:text-properties style:text-line-through-style="solid" style:text-line-through-type="single"/>
    </style:style>
    <style:style style:name="T54" style:family="text">
      <style:text-properties officeooo:rsid="0130e468"/>
    </style:style>
    <style:style style:name="T55" style:family="text">
      <style:text-properties officeooo:rsid="01317db2"/>
    </style:style>
    <style:style style:name="T56" style:family="text">
      <style:text-properties officeooo:rsid="01334196"/>
    </style:style>
    <style:style style:name="T57" style:family="text">
      <style:text-properties officeooo:rsid="01336890"/>
    </style:style>
    <style:style style:name="T58" style:family="text">
      <style:text-properties officeooo:rsid="0134e2a6"/>
    </style:style>
    <style:style style:name="T59" style:family="text">
      <style:text-properties officeooo:rsid="01368ece"/>
    </style:style>
    <style:style style:name="T60" style:family="text">
      <style:text-properties officeooo:rsid="0136bb42"/>
    </style:style>
    <style:style style:name="T61" style:family="text">
      <style:text-properties officeooo:rsid="013a820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undi 30 janvier</text:p>
      <text:p text:style-name="P1"><text:tab/>- installation XO</text:p>
      <text:p text:style-name="P3"><text:tab/>- Tuto react</text:p>
      <text:p text:style-name="P1"/>
      <text:p text:style-name="P2">Mardi <text:span text:style-name="T1">31 </text:span>Janvier</text:p>
      <text:p text:style-name="P2">- <text:span text:style-name="T1">routing avec react-router v4</text:span></text:p>
      <text:p text:style-name="P2"/>
      <text:p text:style-name="P4">Mercredi 1<text:span text:style-name="T2">er</text:span> Février</text:p>
      <text:p text:style-name="P4"><text:tab/>- <text:span text:style-name="T3">Authentification : page de connexion, attribut isAuthenticated dans le composant App</text:span></text:p>
      <text:p text:style-name="P4"/>
      <text:p text:style-name="P5">Jeudi 2 Fevrier</text:p>
      <text:p text:style-name="P8">- Modification de l’authentification :</text:p>
      <text:p text:style-name="P5"><text:tab/>* <text:span text:style-name="T4">utilisation du submit par défaut (onSubmit)</text:span></text:p>
      <text:p text:style-name="P7"><text:tab/>* affichage du bouton logout seulement quand l’utilisateur est connecté</text:p>
      <text:p text:style-name="P7"><text:tab/>* mettre les balise uniquement dans le render</text:p>
      <text:p text:style-name="P10">- <text:span text:style-name="T5">Stylisation de l’appli avec styled-components</text:span></text:p>
      <text:p text:style-name="P9"/>
      <text:p text:style-name="P6"><text:span text:style-name="T6">Vendredi 3 </text:span>Fevrier</text:p>
      <text:p text:style-name="P11">- Utilisation des thèmes avec styled-components</text:p>
      <text:p text:style-name="P12">Difficultés : stocker un objet dans le state</text:p>
      <text:p text:style-name="P13"/>
      <text:p text:style-name="P14">Lundi 6 Février</text:p>
      <text:p text:style-name="P14">- <text:span text:style-name="T7">Réorganisation des fichier pour utiliser Redux</text:span></text:p>
      <text:p text:style-name="P15">- tuto <text:span text:style-name="T8">R</text:span>edux</text:p>
      <text:p text:style-name="P15"/>
      <text:p text:style-name="P16">Mardi 7 janvier</text:p>
      <text:p text:style-name="P17">tuto redux : add, remove books, idem customers, utilisation reducer, <text:span text:style-name="T9">test avec assert</text:span></text:p>
      <text:p text:style-name="P17"/>
      <text:p text:style-name="P18">Mercredi 8 Février</text:p>
      <text:p text:style-name="P19">tot redux : action creators, <text:s/><text:span text:style-name="T10">simplify action handling</text:span></text:p>
      <text:p text:style-name="P19"/>
      <text:p text:style-name="P21">Jeudi 9 Février</text:p>
      <text:p text:style-name="P22">tuto redux =&gt; reselect : un selecteur defint des input-selecteurs. Le selecteur va passer tous ses paramètres à tous les input-selecteurs. Le selecteur definit une fonction qui renvoie ce que nous voulons selectionner.</text:p>
      <text:p text:style-name="P21"/>
      <text:p text:style-name="P20"><text:span text:style-name="T11">Vendredi 10 </text:span>Février</text:p>
      <text:p text:style-name="P23">Authentification avec une fonction asynchrone : utilise middleware pour pouvoir renvoyer une fonction avec la fonction action</text:p>
      <text:p text:style-name="P23">|</text:p>
      <text:p text:style-name="P23">|</text:p>
      <text:p text:style-name="P23">|---&gt; Mardi 14 Février</text:p>
      <text:p text:style-name="P23"/>
      <text:p text:style-name="P24">Mercredi 15 Février</text:p>
      <text:p text:style-name="P25">Utiliser redux sur l’appli react :</text:p>
      <text:p text:style-name="P25"><text:tab/>un composant devient une fonction qui prend en paramètre les dépendances de sont rendu et renvoie le rendu. L’attribut proptype définit les dépendances de la fonction.</text:p>
      <text:p text:style-name="P26">Retour sur les themes  </text:p>
      <text:p text:style-name="P27"/>
      <text:p text:style-name="P27">Jeudi 16 Février</text:p>
      <text:p text:style-name="P27">Fin thème, retour sur redux</text:p>
      <text:p text:style-name="P23"/>
      <text:p text:style-name="P28"><text:soft-page-break/>Vendredi 17 Février</text:p>
      <text:p text:style-name="P29">Création de containers : prends un composant, lui donne accès aux donnés du state et aux actions dont il a besoin, et génère un nouveau composant avec.</text:p>
      <text:p text:style-name="P29"><text:tab/>Actions : définit les actions possibles.</text:p>
      <text:p text:style-name="P29"><text:tab/>Reducers : prend une action et un state, et renvoie un nouveau state.</text:p>
      <text:p text:style-name="P29"/>
      <text:p text:style-name="P30">Lundi 20 Février</text:p>
      <text:p text:style-name="P31">suppression des containers pour les mettre dans le fichier du composant associé</text:p>
      <text:p text:style-name="P31"/>
      <text:p text:style-name="P32">Mardi 21 Février</text:p>
      <text:p text:style-name="P32">Réorganisation du code :</text:p>
      <text:list xml:id="list8114703523612161233" text:style-name="L1">
        <text:list-item>
          <text:p text:style-name="P155">creation d’un node module local</text:p>
        </text:list-item>
        <text:list-item>
          <text:p text:style-name="P155">rassemblement actions et reducers</text:p>
        </text:list-item>
      </text:list>
      <text:p text:style-name="P33">Mise en place d’une fonction asynchrone</text:p>
      <text:p text:style-name="P33"/>
      <text:p text:style-name="P34">Mercredi 22 Février</text:p>
      <text:p text:style-name="P34">Changement du login =&gt; fonction asynchrone  =&gt; creation des action login_success et login_failed</text:p>
      <text:p text:style-name="P35">ajout d’un selecteur.</text:p>
      <text:p text:style-name="P35"/>
      <text:p text:style-name="P35">Jeudi 23 Février</text:p>
      <text:p text:style-name="P36">Fin des selecteurs</text:p>
      <text:p text:style-name="P36">Ajout Helmet =&gt; Gestion de l’entête de la page (&lt;head&gt;)</text:p>
      <text:p text:style-name="P36">Ajout de Snapshot <text:span text:style-name="T12">qui sert à créer un site statique =&gt; une page html complète, avec un peu de js, au lieu d’avoir une page html vide qui import tout en js</text:span></text:p>
      <text:p text:style-name="P36"/>
      <text:p text:style-name="P37">Vendredi 24 Février</text:p>
      <text:p text:style-name="P38">Mise en place d’un pattern observer pour la mise à jour de composants</text:p>
      <text:p text:style-name="P38"/>
      <text:p text:style-name="P39">Lundi 27 Février</text:p>
      <text:p text:style-name="P39">Reflexion sur un composant générique pour le subscriber</text:p>
      <text:p text:style-name="P39"/>
      <text:p text:style-name="P40">Mardi 28 Février</text:p>
      <text:p text:style-name="P41">Installation des modules pour les tests</text:p>
      <text:p text:style-name="P41">Retour sur le subscriber</text:p>
      <text:p text:style-name="P41"/>
      <text:p text:style-name="P42"><text:span text:style-name="T13">Mercredi</text:span> 1 Mars, <text:span text:style-name="T14">Jeudi 2 Mars</text:span></text:p>
      <text:p text:style-name="P43">mise en place de la souscription et d’un<text:span text:style-name="T22">e</text:span> fonction update asynchrone qui fetch des données.</text:p>
      <text:p text:style-name="P43">Action subscribe =&gt; incrémente un compteur d’abonnés dans un Map dans le state</text:p>
      <text:p text:style-name="P43">Action unsubscribe =&gt; idem inverse</text:p>
      <text:p text:style-name="P43">A chaque action subscribe, une fonction est lancée qui utilise l’action update régulièrement (setInterval) pour mettre <text:s/>à jour les données. L’action unsubscribe arrète la mise à jour des données si le compteur est nul.</text:p>
      <text:p text:style-name="P43"/>
      <text:p text:style-name="P44">Vendredi 3 Mars</text:p>
      <text:p text:style-name="P44">Erreur lancement des tests</text:p>
      <text:p text:style-name="P41"/>
      <text:p text:style-name="P45">Mardi 7 Mars</text:p>
      <text:p text:style-name="P46">Tests : Ajout envirronnement ES Lint</text:p>
      <text:p text:style-name="P46">Subscription : rassemblement data et subscription reducers</text:p>
      <text:p text:style-name="P46"/>
      <text:p text:style-name="P47">Mercredi 8 Mars</text:p>
      <text:p text:style-name="P48"><text:span text:style-name="T15">é</text:span>criture de tests</text:p>
      <text:p text:style-name="P49"><text:soft-page-break/>Jeudi 9 Mars</text:p>
      <text:p text:style-name="P49"/>
      <text:p text:style-name="P53">Vendredi 10 Mars</text:p>
      <text:p text:style-name="P53">redux-actions : Remplacement des fonctions createAction pour createActions pour générer un objet contenant toutes les actions d’un reducer. Cet objet est exporté par défaut pour exporter toutes les actions d’un coup. Le reducer devient donc export nommé <text:span text:style-name="T17">car il importer uniquement une fois seulement, dans l’index de l’appli.</text:span></text:p>
      <text:p text:style-name="P53"/>
      <text:p text:style-name="P54">Lundi 13 Mars</text:p>
      <text:p text:style-name="P55">merge branches subscription et use redux-action</text:p>
      <text:p text:style-name="P55">Ecriture d’une fonction générique pour abstraire un composant et son state</text:p>
      <text:p text:style-name="P55"/>
      <text:p text:style-name="P56">Mardi 14 Mars</text:p>
      <text:p text:style-name="P57">creation d’une foncion <text:span text:style-name="T18">withState qui permet de décorer un composant et d’en gérer le state</text:span></text:p>
      <text:p text:style-name="P59">Cette fonction prend en paramètre le nom de la valeur du state à gérer, les actions qui la modifient, et sa valeur initiale. <text:span text:style-name="T19">Elle va retourner un composant</text:span></text:p>
      <text:p text:style-name="P58">|</text:p>
      <text:p text:style-name="P58">|--&gt; Jeudi 16 Mars</text:p>
      <text:p text:style-name="P58"/>
      <text:p text:style-name="P60">Vendredi 17 Mars</text:p>
      <text:p text:style-name="P62">Fonction withState un <text:span text:style-name="T20">peu </text:span>pérave inutile pour nos composants =&gt; <text:span text:style-name="T20">sert uniquement pour le composant Connection car il est le seul à utiliser le state du composant, mais utilise un composant une fonction qui dépend des 2 champs du state, ce qui nécessite de lui passer un composant stateful, ce qui ne factorise pas du tout le code.</text:span></text:p>
      <text:p text:style-name="P63">=&gt; Réécriture de la fonction</text:p>
      <text:p text:style-name="P63"/>
      <text:p text:style-name="P64">Lundi 20 Mars, <text:span text:style-name="T21">Mardi 21 Mars</text:span></text:p>
      <text:p text:style-name="P65">Récriture de withState </text:p>
      <text:p text:style-name="P66">En récursif</text:p>
      <text:p text:style-name="P66"/>
      <text:p text:style-name="P66">Jeudi 23 Mars</text:p>
      <text:p text:style-name="P68">difficultés rencontrées : React utilise un en<text:span text:style-name="T40">xo-cli register 127.0.0.1 admin@admin.net admin</text:span>semble d’évènements remis à null ensuite. Les fonctions crées lors de l’appel à withState sont faites en mode asynchrone (setState avec callback), les évènements ne sont donc plus définis au moment de l’appel de la fonction.</text:p>
      <text:p text:style-name="P67">Pourquoi utiliser withState avec une callback ? L’appel de setState({...}) ne s’execute pas tout de suite, donc, si un appel à setState dépend du state précédent, le résultat ne sera pas celui attendu alors que le setState avec une callback tient compte du state précédent, mais est exécuter en asynchrone.</text:p>
      <text:p text:style-name="P69">Merge de la branch withState</text:p>
      <text:p text:style-name="P69"/>
      <text:p text:style-name="P70">Vendredi 24 Mars</text:p>
      <text:p text:style-name="P70">Mise à jour de Helmet v5 =&gt; utilisation de balise meta, title au lieu d’attributs.</text:p>
      <text:p text:style-name="P70"/>
      <text:p text:style-name="P71">Lundi 27 Mars</text:p>
      <text:p text:style-name="P72">amélioration du withState  =&gt; intégrer une fonction resetState =&gt; Problème : un champs situé à la racine de l’objet passé au withState est considéré commefaisant parti du state, or celui-ci est une action <text:span text:style-name="T23">=&gt; Commencement de la réécriture de la fonction... sans avancement -_-</text:span></text:p>
      <text:p text:style-name="P72"/>
      <text:p text:style-name="P73">Mardi 28 Mars</text:p>
      <text:p text:style-name="P74">Problème : La fonction setState ne met pas à jour tout de suite le state. <text:span text:style-name="T24">=&gt; solution : la variable passée à l’action n’est pas réinterprétée après modification du state, et garde donc sa valeur initiale.</text:span></text:p>
      <text:p text:style-name="P74"><text:soft-page-break/></text:p>
      <text:p text:style-name="P75">Mercredi 29 Mars</text:p>
      <text:p text:style-name="P75"/>
      <text:p text:style-name="P76">Jeudi 30 Mars</text:p>
      <text:p text:style-name="P77">withState : implémentation de l’ajout d’une action entre ‘’ avec une valeur initial à ‘’ + factorisation de la création des actions</text:p>
      <text:p text:style-name="P77"/>
      <text:p text:style-name="P79">Lundi 3 Avril</text:p>
      <text:p text:style-name="P79">withState : resetState =&gt; la copie du state n’était pas faite en profondeur.</text:p>
      <text:p text:style-name="P79">Refactorisation de la création des actions.</text:p>
      <text:p text:style-name="P79">Ecriture de tests pour les actions reset</text:p>
      <text:p text:style-name="P79"/>
      <text:p text:style-name="P80">Mardi 4 Avril</text:p>
      <text:p text:style-name="P81">Ecriture d’une TodoList pour améliorer le withState</text:p>
      <text:p text:style-name="P81"/>
      <text:p text:style-name="P82">Mercredi 5 Avril</text:p>
      <text:p text:style-name="P82">creation, suppression, toggle, suppression toggled OK</text:p>
      <text:p text:style-name="P82"/>
      <text:p text:style-name="P83">Jeudi 6 avril</text:p>
      <text:p text:style-name="P83">toggle all, edit</text:p>
      <text:p text:style-name="P64"/>
      <text:p text:style-name="P84">Vendredi 7 avril</text:p>
      <text:p text:style-name="P85">Problème : filtrage =&gt; la liste filtrée passède nouveaux index, ce qui ne permet pas de faire d’action sur les objets contenus dans la liste d’origine.</text:p>
      <text:p text:style-name="P85"/>
      <text:p text:style-name="P86">Lundi <text:span text:style-name="T25">10 </text:span>avril</text:p>
      <text:p text:style-name="P86">itération sur la liste complète avec un test pour voir la liste filtrée contient chacun des éléments.</text:p>
      <text:p text:style-name="P86">=&gt; comparaison dans un premier temps avec includes qui compare les références et non les objets...</text:p>
      <text:p text:style-name="P86">=&gt; comparaison avec some (lodash)</text:p>
      <text:p text:style-name="P86"/>
      <text:p text:style-name="P88">Mardi 11 Avril</text:p>
      <text:p text:style-name="P88">Gestion d’un message d’erreur pour une mauvaise authentification.</text:p>
      <text:p text:style-name="P88"/>
      <text:p text:style-name="P89">Mercredi 12 Avril</text:p>
      <text:p text:style-name="P90">TodoList : suppression de l’edition, remplacement du tableau des taches par un map</text:p>
      <text:p text:style-name="P90"/>
      <text:p text:style-name="P91">Jeudi 13 Avril</text:p>
      <text:p text:style-name="P91">TodoList : Problème de mise à jour de la vue =&gt; <text:span text:style-name="T26">problème résolu : la fonction renvoyée dans le state ne prenais pas en argument la liste, c’est la fonction qui renvoie cette fonction qui le faisait.</text:span></text:p>
      <text:p text:style-name="P61"/>
      <text:p text:style-name="P92">Mardi 18 avril</text:p>
      <text:p text:style-name="P92">Snapshot : ajout de react-snapshot dans le script du build</text:p>
      <text:p text:style-name="P92"/>
      <text:p text:style-name="P93">Mercredi 19 Avril</text:p>
      <text:p text:style-name="P93"><text:span text:style-name="T27">Reflexion : </text:span>Ajout des Selectors au withState</text:p>
      <text:p text:style-name="P93"><text:tab/><text:span text:style-name="T28">-&gt; passage d’un objet contenant les selecteurs en deuxième argument de withState</text:span></text:p>
      <text:p text:style-name="P94"><text:tab/><text:span text:style-name="T28">-&gt; Ecriture d’une fonction qui renvoie un tableau du nom des paramètres passés à une fonction</text:span></text:p>
      <text:p text:style-name="P94"><text:tab/><text:span text:style-name="T28">-&gt; écriture d’une fonction qui cherche dans un nested object une propriété</text:span></text:p>
      <text:p text:style-name="P94"><text:tab/><text:span text:style-name="T29">-&gt; création des selecteurs avec createSelector (reselect) pour avoir des selecteurs memoizés</text:span></text:p>
      <text:p text:style-name="P94"/>
      <text:p text:style-name="P95">Jeudi 20 Avril</text:p>
      <text:p text:style-name="P95"><text:soft-page-break/>Ajout des selecteurs au withState : Solution trop complexe =&gt; la fonction de selection est déclarer dans l’objet passé en paramètre, celle-ci prenant en paramètre le state et/ou des propriétés. Dans le withState, la liste des sélécteurs est créée en les redéfinissant : ainsi un selecteur devient une fonction qui ne prend pas de paramètre et execute la fonction précédemment déclarée prenant en paramètre le state et les props.</text:p>
      <text:p text:style-name="P96"/>
      <text:p text:style-name="P97">Vendredi 21 Avril</text:p>
      <text:p text:style-name="P97">Reinstallation XO + prise en main</text:p>
      <text:p text:style-name="P97"/>
      <text:p text:style-name="P101">Mercredi 26 Avril</text:p>
      <text:p text:style-name="P101"><text:a xlink:type="simple" xlink:href="https://github.com/vatesfr/xo-web/issues/2098" text:style-name="Internet_20_link" text:visited-style-name="Visited_20_Internet_20_Link">https://github.com/vatesfr/xo-web/issues/2098</text:a></text:p>
      <text:p text:style-name="P101">Le statut d’un hôte doit passer en orange quand il tourne, mais qu’il n’est pas disponible.</text:p>
      <text:p text:style-name="P101">Ajout du style dans icons.scss</text:p>
      <text:p text:style-name="P101"/>
      <text:p text:style-name="P102">Jeudi 27 Avril</text:p>
      <text:p text:style-name="P102">modification de la vue avec des tests. Modification du Tooltip running =&gt; disabled</text:p>
      <text:p text:style-name="P102">Nouvelle issue : <text:a xlink:type="simple" xlink:href="https://github.com/vatesfr/xo-web/issues/2057" text:style-name="Internet_20_link" text:visited-style-name="Visited_20_Internet_20_Link">https://github.com/vatesfr/xo-web/issues/2057</text:a></text:p>
      <text:p text:style-name="P103">But : Ajout d’un message d’avertissement de l’installation de patch de manière indépendante.</text:p>
      <text:p text:style-name="P103"/>
      <text:p text:style-name="P104">Vendredi 28 Avril</text:p>
      <text:p text:style-name="P104">utilisation de Modal(confirm)</text:p>
      <text:p text:style-name="P104"/>
      <text:p text:style-name="P105">Mardi 2 Mai</text:p>
      <text:p text:style-name="P106">Etude du fonctionnement des composant action-button et SortedTable pour déclencher la fonction d’affichage du modal. <text:s/><text:span text:style-name="T30">Action-button prends un handler et un handlerParam en props, handler(handlerParam) va être paramètrer sur le onClick du bouton. SortedTable prend une props userData et une props column contenant un objet représentant les colonnes de la table. Dans cet objet, chaque champs contient une fonction itemRenderer qui renvoye le rendu de la colonne. Le champs contenant le bouton qui nous intéresse (qui permet d’installer une mise à jour) prend en paramètre le patch et la fonction installPatch. Cette fonction est appelé depuis la SortedTable avec comme paramètre « item » qui correspond à l’objet représenté par la ligne du tableau (ici un patch) et le champs userData passé en propriété. On va donc passer en paramètre userData à SortedTable un objet contenant la fonction installPatch et la fonction _installPatchWarning qui permet de déclencher l’affichage du message, ceux-ci se retrouvent alors dans la fonction itemRenderer et peuvent donc être passés a l’ActionButton.</text:span></text:p>
      <text:p text:style-name="P106"/>
      <text:p text:style-name="P107">Mercredi 3 Mai</text:p>
      <text:p text:style-name="P107">_<text:span text:style-name="T31">installPatchWarning déclenche le composant confirm qui est un modal (message texte qui demande une confiramtion) et prend en paramètre un objet contenant le titre et le contenant du message. Confirm déclenche une promise, on ajoute donc un then qui déclenche la mise à jour si le message est accepté.</text:span></text:p>
      <text:p text:style-name="P108">Ajout du contenu dans le fichier de messages pour l’internationnalisation.</text:p>
      <text:p text:style-name="P109">Ajout d’un bouton vert centré à la place du lien vers le pool <text:span text:style-name="T32">=&gt; Utilisation un bouton et une balise link qui l’entoure =&gt; mauvaise solution =&gt; création d’un composant buttonLink utilisant le context pour la redirection.</text:span></text:p>
      <text:p text:style-name="P109"/>
      <text:p text:style-name="P110">Jeu<text:span text:style-name="T33">di 4 Mai</text:span></text:p>
      <text:p text:style-name="P114">Un bouton de redirection =&gt; mauvaise idée</text:p>
      <text:p text:style-name="P112">OK Cancel avec lien sur la page</text:p>
      <text:p text:style-name="P112">changer confirm <text:span text:style-name="T34">pour changer les labels des boutons</text:span></text:p>
      <text:p text:style-name="P112">changer Modal pour ajouter des actions</text:p>
      <text:p text:style-name="P113"/>
      <text:p text:style-name="P115"><text:soft-page-break/>Vendredi 5 Mai</text:p>
      <text:p text:style-name="P119">Suppression du bouton de redirection, changement des label sur les boutons de la modal</text:p>
      <text:p text:style-name="P119"/>
      <text:p text:style-name="P121">Mardi 9 Mai</text:p>
      <text:p text:style-name="P122"><text:span text:style-name="T37">Règlage de détails sur « </text:span>Tip or ask people to patch from pool view »</text:p>
      <text:h text:style-name="P153" text:outline-level="1"><text:span text:style-name="T39">Commencement issue : </text:span><text:span text:style-name="T38">Remind compatible backup</text:span></text:h>
      <text:p text:style-name="P119"/>
      <text:p text:style-name="P120">Mercredi 10 Mai</text:p>
      <text:h text:style-name="P154" text:outline-level="1">Commencement issue : Reporting for halted vm time</text:h>
      <text:p text:style-name="P145"><text:span text:style-name="T39">R</text:span><text:span text:style-name="T38">echerche du passage des props au composant tab-general =&gt; fichier vm/index.js, décoration @connectStore qui définit des selecteurs et renvoie un objet avec les props.</text:span></text:p>
      <text:p text:style-name="P144">Jeudi 11 Mai</text:p>
      <text:p text:style-name="P146">Recheche du log VM_SHUTDOWN le plus récent</text:p>
      <text:p text:style-name="P147">Utilisation du decorateur connectStore sur tab-general</text:p>
      <text:p text:style-name="P148">Vendredi 12 Mai</text:p>
      <text:p text:style-name="P148">Creation d’un factory selecteur à la place d’un selecteur. Factory selecteur =&gt; fonction qui renvoie un selecteur</text:p>
      <text:p text:style-name="P149"><text:span text:style-name="T45">Mercredi</text:span> 1<text:span text:style-name="T43">7</text:span> Mai</text:p>
      <text:p text:style-name="P150">Recherche des différentes commandes qui permettent de gérer une VM_Appliance (un groupe de VMs)</text:p>
      <text:p text:style-name="P151">Lundi 22 Mai</text:p>
      <text:p text:style-name="P151">Affichage de la liste des VM-Appliance :</text:p>
      <text:list xml:id="list2552435908130134343" text:style-name="L2">
        <text:list-item>
          <text:p text:style-name="P159">src/common/xo/index.js : fichier de fonction d’appel au serveur. <text:s/>On ajoute une souscription <text:span text:style-name="T48">=&gt; la fonction sera appelée régulièrement pour mettre à jour les données.</text:span></text:p>
        </text:list-item>
        <text:list-item>
          <text:p text:style-name="P160">src/common/home-filter.js :fichier qui définit les filtres disponible pour chaque entité</text:p>
        </text:list-item>
        <text:list-item>
          <text:p text:style-name="P161">src/xo-app/home/index.js : </text:p>
          <text:list>
            <text:list-item>
              <text:p text:style-name="P161">modification du tableau OPTIONS qui définit pour chaque entité son filtre par défaut, ses filtres disponibles (importés de home-filters) <text:span text:style-name="T49">et une liste d’actions.</text:span></text:p>
            </text:list-item>
            <text:list-item>
              <text:p text:style-name="P162">L’objet TYPES : recense les différent « types » d’entité associés au label correspondant dans le menu (ex : 'VM-group': _('homeTypeVmGroup'))</text:p>
            </text:list-item>
            <text:list-item>
              <text:p text:style-name="P163">Utilisation du décorateur addSubscriptions : importation et ajout de la fonction ajoutée dans le fichier xo/index.js <text:span text:style-name="T50">pour que les données envoyés par le serveur se retrouvent dans les props du composant.</text:span></text:p>
            </text:list-item>
            <text:list-item>
              <text:p text:style-name="P164">Ajout d’une fonction getItems qui test si le type est VM-group et dans ce cas là la propriété précédement expliquée est renvoyée, sinon un selecteur est appelé <text:span text:style-name="T51">=&gt; remplacement dans le composant de props.items par getItems.</text:span></text:p>
            </text:list-item>
          </text:list>
        </text:list-item>
        <text:list-item>
          <text:p text:style-name="P165"><text:soft-page-break/>src/xo-app/home/vm-group-item.js : Création du fichier représentant une ligne de la liste des VM-group.</text:p>
        </text:list-item>
      </text:list>
      <text:p text:style-name="P152"><text:span text:style-name="T54">Mardi 30</text:span> mai</text:p>
      <text:p text:style-name="P172">Index : <text:span text:style-name="T59">Le fichier index est le fichier qui est appelé lorsque l’on veut accéder à des informations concernant un vm_group. C’est ce fichier qui va inclure le fichier avec le contenu de l’onglet choisi. Il contient :</text:span></text:p>
      <text:list xml:id="list3457883593134401476" text:style-name="L4">
        <text:list-item>
          <text:p text:style-name="P173"><text:span text:style-name="T58">un décorateur route qui définit les routes disponibles. C’est à dire que selon l’url, le contenu affiché va être différent. Il définit également une route par défaut.</text:span></text:p>
        </text:list-item>
        <text:list-item>
          <text:p text:style-name="P174">Un décorateur addSubscriptions qui permet de s’abonner à une fonction. Ici, on s’abonne à la fonction qui fait un appel au serveur pour récupérer la liste des vm_groups.</text:p>
        </text:list-item>
        <text:list-item>
          <text:p text:style-name="P174">Un décorateur connectStore qui va permettre d’injecter des données dans les props du composant. De cette manière, on récupère le vm_group qui nous intéresse à partir de la liste des vm_groupe<text:span text:style-name="T60">s récupérée précédemment et de l’id contenu dans l’url, ainsi que la liste des vms contenu dans le vm_group</text:span></text:p>
        </text:list-item>
        <text:list-item>
          <text:p text:style-name="P175">Le composant contenant lui même :</text:p>
          <text:list>
            <text:list-item>
              <text:p text:style-name="P175">le rendu <text:span text:style-name="T61">du header avec des liens vers les différentes pages. Il inclut une bar avec des boutons permettant des actions sur le group (démarrer, arrêter, redémarrer)</text:span></text:p>
            </text:list-item>
            <text:list-item>
              <text:p text:style-name="P176">des fonction permettant de changer le label et la description du vm_group</text:p>
            </text:list-item>
            <text:list-item>
              <text:p text:style-name="P177">Le rendu de la page dans lequel sont injectés certaines props, le header</text:p>
            </text:list-item>
          </text:list>
        </text:list-item>
      </text:list>
      <text:p text:style-name="P167">Onglet General : </text:p>
      <text:list xml:id="list1219331063075237888" text:style-name="L3">
        <text:list-item>
          <text:p text:style-name="P169">injection de la liste des vm_groups grace à une souscription</text:p>
        </text:list-item>
        <text:list-item>
          <text:p text:style-name="P169">récupération du vm_group dans la liste injectée <text:span text:style-name="T56">à partir de l’id passé en URL</text:span></text:p>
        </text:list-item>
        <text:list-item>
          <text:p text:style-name="P168">affichage du nombre de vm : <text:span text:style-name="T55">recupération des vms dans le vm_group</text:span></text:p>
        </text:list-item>
        <text:list-item>
          <text:p text:style-name="P170">affichage du nombre de CPU : somme des CPU sur les vms dans l’attribut vm.CPU.number</text:p>
        </text:list-item>
        <text:list-item>
          <text:p text:style-name="P170">affichage de la ram totale utilisée : idem vm.memory.dynamic[1]</text:p>
        </text:list-item>
        <text:list-item>
          <text:p text:style-name="P170">affichage de la memoire disque totale utilisée : création d’un ensemble avec les ids des vbd (connexion machine – disque). <text:span text:style-name="T57">Récupération des vbds grâce au selecteur getObject. Chaque vbd possède un champs VDI qui contient l’id d’un VDI. Les VDI sont donc récupérés grace à la methode getObject et l’id du VDI. Ensuite les VDIs possdent un champs size représentant sa taille. C’est sur ce champs qu’une somme est effectuée.</text:span></text:p>
        </text:list-item>
      </text:list>
      <text:p text:style-name="P171"/>
      <text:p text:style-name="P152"/>
      <text:p text:style-name="P60"/>
      <text:p text:style-name="P52">REBASE BRANCH : </text:p>
      <text:p text:style-name="P52">git rebase master</text:p>
      <text:p text:style-name="P50"><text:soft-page-break/>git merge<text:span text:style-name="T16">tool (meld)</text:span></text:p>
      <text:p text:style-name="P52">git rebase –continue</text:p>
      <text:p text:style-name="P52"/>
      <text:p text:style-name="P52"/>
      <text:p text:style-name="P52"><text:span text:style-name="Source_20_Text">rebase --onto target-branch source-branch</text:span></text:p>
      <text:p text:style-name="P52"/>
      <text:p text:style-name="P52">git-cherry-pick</text:p>
      <text:p text:style-name="P51"/>
      <text:p text:style-name="P87">librairies : lodash, immutable</text:p>
      <text:p text:style-name="P50"/>
      <text:p text:style-name="P78">Utilisation de git, gitlab</text:p>
      <text:p text:style-name="P98">Projet avec Redux</text:p>
      <text:p text:style-name="P98"/>
      <text:p text:style-name="P99">Démarrage XO-server : </text:p>
      <text:p text:style-name="P99">- redis-server</text:p>
      <text:p text:style-name="P99">- cd xo-server</text:p>
      <text:p text:style-name="P99">- sudo yarn start</text:p>
      <text:p text:style-name="P99"/>
      <text:p text:style-name="P100">compilation :</text:p>
      <text:p text:style-name="P100"><text:s/>-npm run dev</text:p>
      <text:p text:style-name="P100"/>
      <text:p text:style-name="P111">192.168.100.111 root azerty</text:p>
      <text:p text:style-name="P116">192.168.100.1 root q<text:span text:style-name="T35">w</text:span>erty</text:p>
      <text:p text:style-name="P116"/>
      <text:p text:style-name="P118">backup =&gt; gros fichier avec tout</text:p>
      <text:p text:style-name="P118">delta backup =&gt; algo intelligent</text:p>
      <text:p text:style-name="P117">restore delta backup pas sur du smb <text:span text:style-name="T36">(remote)</text:span></text:p>
      <text:p text:style-name="P123"/>
      <text:p text:style-name="P124">xo-cli : </text:p>
      <text:p text:style-name="P125"><text:tab/><text:span text:style-name="T41">doc : </text:span><text:a xlink:type="simple" xlink:href="https://xen-orchestra.com/docs/xo-cli.html" text:style-name="Internet_20_link" text:visited-style-name="Visited_20_Internet_20_Link"><text:span text:style-name="T41">h</text:span></text:a><text:a xlink:type="simple" xlink:href="https://xen-orchestra.com/docs/xo-cli.html" text:style-name="Internet_20_link" text:visited-style-name="Visited_20_Internet_20_Link"><text:span text:style-name="T41">ttps://xen-orchestra.com/docs/xo-cli.html</text:span></text:a></text:p>
      <text:p text:style-name="P124"><text:tab/>connection : xo-cli register 127.0.0.1 admin@admin.net admin</text:p>
      <text:p text:style-name="P126"/>
      <text:p text:style-name="P126">Connection à labpool : ssh <text:a xlink:type="simple" xlink:href="mailto:root@192.168.100.1" text:style-name="Internet_20_link" text:visited-style-name="Visited_20_Internet_20_Link">root@192.168.100.1</text:a></text:p>
      <text:p text:style-name="P126">password : qwerty</text:p>
      <text:p text:style-name="P126"/>
      <text:p text:style-name="P126">=&gt; utiliser xe ?</text:p>
      <text:p text:style-name="P126"/>
      <text:p text:style-name="P128">Création :</text:p>
      <text:p text:style-name="P128">xe appliance-create name-label=&lt;string&gt; name-description=&lt;string&gt;</text:p>
      <text:p text:style-name="P126"/>
      <text:p text:style-name="P126">Afficher vmApp :</text:p>
      <text:p text:style-name="P127">xe <text:span text:style-name="T42">appliance-param-list</text:span> uuid=&lt;string&gt;</text:p>
      <text:p text:style-name="P127"/>
      <text:p text:style-name="P129">Lister les vmApp :</text:p>
      <text:p text:style-name="P129">xe appliance-list</text:p>
      <text:p text:style-name="P129"/>
      <text:p text:style-name="P130">Modifier le nom et/ou la description :</text:p>
      <text:p text:style-name="P131">xe appliance-param-set uuid=&lt;string&gt; name-description=&lt;string&gt; name-label=&lt;string&gt;</text:p>
      <text:p text:style-name="P131"/>
      <text:p text:style-name="P132">Suppression d’une vmApp :</text:p>
      <text:p text:style-name="P132">xe appliance-destroy uuid=&lt;string&gt;</text:p>
      <text:p text:style-name="P132"/>
      <text:p text:style-name="P133"><text:soft-page-break/>Renvoie d’un paramètre :</text:p>
      <text:p text:style-name="P133">xe appliance-param-get uuid=&lt;uuid&gt; param-name=&lt;name-label&gt;</text:p>
      <text:p text:style-name="P133"/>
      <text:p text:style-name="P134">Affecter une vm a la vmApp</text:p>
      <text:p text:style-name="P134">xe vm-param-set appliance=&lt;appliance uuid&gt; uuid=&lt;vm uuid&gt;</text:p>
      <text:p text:style-name="P134"/>
      <text:p text:style-name="P135">Eteindre les vms</text:p>
      <text:p text:style-name="P136">xe appliance-shutdown uuid=<text:span text:style-name="T44">&lt;appliance uuid&gt;</text:span></text:p>
      <text:p text:style-name="P135"/>
      <text:p text:style-name="P135">Allumer les vms</text:p>
      <text:p text:style-name="P136">xe appliance-start uuid=<text:span text:style-name="T44">&lt;appliance uuid&gt;</text:span></text:p>
      <text:p text:style-name="P136"/>
      <text:p text:style-name="P137">Etablir un ordre d’excution d’une action sur les Vms </text:p>
      <text:p text:style-name="P137">xe vm-param-set order=&lt;order value&gt; uuid=&lt;VM uuid&gt;</text:p>
      <text:p text:style-name="P138">un indice grand fera démarrer la machine en priorité et l’arrêtera <text:span text:style-name="T46">en dernière</text:span></text:p>
      <text:p text:style-name="P138"/>
      <text:p text:style-name="P139">Paramètrer un delay sur une machine</text:p>
      <text:p text:style-name="P139"><text:tab/><text:span text:style-name="T47">- au démarrage :</text:span></text:p>
      <text:p text:style-name="P140">xe vm-param-set start-delay=&lt;time in seconde&gt; uuid=&lt;VM uuid&gt;</text:p>
      <text:p text:style-name="P140"><text:tab/>-à l’arret :</text:p>
      <text:p text:style-name="P140">xe vm-param-set shutdown-delay=&lt;time in seconde&gt; uuid=&lt;VM uuid&gt;</text:p>
      <text:p text:style-name="P140"/>
      <text:p text:style-name="P141">Ce delay prend aussi effet lorsque la machine est démarrer ou arrêtée seule</text:p>
      <text:p text:style-name="P141"/>
      <text:p text:style-name="P142">vm – groupe src api</text:p>
      <text:p text:style-name="P158">liste des VM,</text:p>
      <text:p text:style-name="P143">n<text:span text:style-name="T53">b de VM</text:span></text:p>
      <text:p text:style-name="P156">nb CPU total</text:p>
      <text:p text:style-name="P143">total hdd <text:span text:style-name="T52">= </text:span></text:p>
      <text:p text:style-name="P156">total RAM</text:p>
      <text:p text:style-name="P157">Gestion des tags</text:p>
      <text:p text:style-name="P143"/>
      <text:p text:style-name="P143">Onglet management : <text:span text:style-name="T53">ajout</text:span> <text:span text:style-name="T53">suppr</text:span>, ordre (drag n drop – ex VM)</text:p>
      <text:p text:style-name="P143"/>
      <text:p text:style-name="P143">onglet stat</text:p>
      <text:p text:style-name="P143"/>
      <text:p text:style-name="P143">onglet advanced : <text:span text:style-name="T53">Uuid </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ource Han Sans CN Regular" style:font-family-asian="'Source Han Sans CN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30T15:14:17.133126822</meta:creation-date>
    <meta:generator>LibreOffice/5.2.7.2$Linux_X86_64 LibreOffice_project/20$Build-2</meta:generator>
    <dc:date>2017-05-30T18:11:45.088418958</dc:date>
    <meta:editing-duration>P11DT2H53M54S</meta:editing-duration>
    <meta:editing-cycles>170</meta:editing-cycles>
    <meta:document-statistic meta:table-count="0" meta:image-count="0" meta:object-count="0" meta:page-count="10" meta:paragraph-count="262" meta:word-count="2612" meta:character-count="16242" meta:non-whitespace-character-count="13880"/>
  </office:meta>
</office:document-meta>
</file>